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9261" officeooo:paragraph-rsid="00139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:</text:p>
      <text:p text:style-name="P1"><text:tab/>Use Makefile by typing “make” into the terminal when in the relevant project folder.</text:p>
      <text:p text:style-name="P1"/>
      <text:p text:style-name="P1">Bugs:</text:p>
      <text:p text:style-name="P1"><text:tab/>ioctl() in section 7 is having issues.</text:p>
      <text:p text:style-name="P1"/>
      <text:p text:style-name="P1">Team Members Names:</text:p>
      <text:p text:style-name="P1"><text:tab/>Eric Nicholson</text:p>
      <text:p text:style-name="P1"><text:tab/>Gabby Kenney</text:p>
      <text:p text:style-name="P1"><text:tab/>Mary Scheyder</text:p>
      <text:p text:style-name="P1"><text:tab/>Andrew Milsap</text:p>
      <text:p text:style-name="P1"/>
      <text:p text:style-name="P1">Special Features:</text:p>
      <text:p text:style-name="P1"><text:tab/>None currently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i230 </meta:initial-creator>
    <meta:creation-date>2015-11-16T18:44:30.351816053</meta:creation-date>
    <meta:generator>LibreOffice/4.2.8.2$Linux_X86_64 LibreOffice_project/420$Build-2</meta:generator>
    <dc:date>2015-11-16T18:52:17.089923862</dc:date>
    <dc:creator>csi230 </dc:creator>
    <meta:editing-duration>P0D</meta:editing-duration>
    <meta:editing-cycles>2</meta:editing-cycles>
    <meta:document-statistic meta:table-count="0" meta:image-count="0" meta:object-count="0" meta:page-count="1" meta:paragraph-count="11" meta:word-count="39" meta:character-count="262" meta:non-whitespace-character-count="227"/>
  </office:meta>
</office:document-meta>
</file>